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(Usar fonte para texto asiático" svg:font-family="'(Usar fonte para texto asiático', 'Times New Roman'" style:font-family-generic="roman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, Tahoma" style:font-family-generic="swiss" style:font-pitch="variable"/>
    <style:font-face style:name="MS Mincho" svg:font-family="'MS Mincho', 'ＭＳ 明朝'" style:font-family-generic="modern"/>
    <style:font-face style:name="Mangal" svg:font-family="Mangal"/>
    <style:font-face style:name="Mangal1" svg:font-family="Mangal" style:font-family-generic="system" style:font-pitch="variable"/>
    <style:font-face style:name="Nimbus Roman No9 L" svg:font-family="'Nimbus Roman No9 L'" style:font-family-generic="system" style:font-pitch="variable"/>
    <style:font-face style:name="Nimbus Roman No9 L1" svg:font-family="'Nimbus Roman No9 L', 'Times New Roman'" style:font-family-generic="roman" style:font-pitch="variable"/>
    <style:font-face style:name="Nimbus Sans L" svg:font-family="'Nimbus Sans L', Arial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3.251cm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language="pt" fo:country="BR" fo:font-weight="bold" style:font-weight-asian="bold" style:font-name-complex="Times New Roman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3.251cm"/>
        </style:tab-stops>
      </style:paragraph-properties>
      <style:text-properties style:font-name="Times New Roman" fo:language="pt" fo:country="BR" style:font-name-complex="Times New Roman" style:font-size-complex="10pt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Times New Roman" fo:language="pt" fo:country="BR" fo:font-style="italic" fo:font-weight="bold" fo:background-color="transparent" style:font-style-asian="italic" style:font-weight-asian="bold" style:font-name-complex="Times New Roman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line-height="150%" fo:text-align="center" style:justify-single-word="false"/>
      <style:text-properties style:text-position="0% 100%" style:font-name="Times New Roman" fo:language="pt" fo:country="BR" fo:font-weight="bold" style:letter-kerning="true" style:font-weight-asian="bold" style:font-name-complex="Times New Roman"/>
    </style:style>
    <style:style style:name="P8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Times New Roman2" officeooo:paragraph-rsid="000cf6d1" fo:background-color="#ffff00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Times New Roman2" officeooo:rsid="000cf6d1" officeooo:paragraph-rsid="000cf6d1" fo:background-color="#ffff00" fo:hyphenate="true" fo:hyphenation-remain-char-count="2" fo:hyphenation-push-char-count="2" loext:hyphenation-no-caps="false"/>
    </style:style>
    <style:style style:name="P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Times New Roman" fo:language="pt" fo:country="BR" fo:font-weight="bold" style:font-weight-asian="bold" style:font-name-complex="Times New Roman" style:font-weight-complex="bold"/>
    </style:style>
    <style:style style:name="P11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Times New Roman2" officeooo:rsid="000cf6d1" officeooo:paragraph-rsid="000cf6d1" fo:background-color="#ffff00" fo:hyphenate="true" fo:hyphenation-remain-char-count="2" fo:hyphenation-push-char-count="2" loext:hyphenation-no-caps="false"/>
    </style:style>
    <style:style style:name="T1" style:family="text">
      <style:text-properties style:font-name="Times New Roman" fo:language="pt" fo:country="BR" fo:font-weight="bold" style:font-weight-asian="bold" style:font-name-complex="Times New Roman"/>
    </style:style>
    <style:style style:name="T2" style:family="text">
      <style:text-properties style:font-name="Times New Roman" fo:font-size="18pt" fo:language="pt" fo:country="BR" fo:font-weight="bold" style:font-size-asian="18pt" style:font-weight-asian="bold" style:font-name-complex="Times New Roman" style:font-size-complex="18pt"/>
    </style:style>
    <style:style style:name="T3" style:family="text">
      <style:text-properties style:font-name="Times New Roman" fo:font-size="11pt" fo:language="pt" fo:country="BR" fo:font-weight="bold" style:font-size-asian="11pt" style:font-weight-asian="bold" style:font-name-complex="Times New Roman" style:font-size-complex="9pt"/>
    </style:style>
    <style:style style:name="T4" style:family="text">
      <style:text-properties style:font-name="Times New Roman" fo:font-size="11pt" fo:language="pt" fo:country="BR" fo:background-color="#ffff00" loext:char-shading-value="0" style:font-size-asian="11pt" style:font-name-complex="Times New Roman" style:font-size-complex="9pt"/>
    </style:style>
    <style:style style:name="T5" style:family="text">
      <style:text-properties style:text-position="0% 100%" style:font-name="Times New Roman" fo:font-size="18pt" fo:language="pt" fo:country="BR" fo:font-style="italic" fo:font-weight="bold" style:font-size-asian="18pt" style:font-style-asian="italic" style:font-weight-asian="bold" style:font-name-complex="Times New Roman" style:font-size-complex="18pt" style:font-style-complex="italic"/>
    </style:style>
    <style:style style:name="T6" style:family="text">
      <style:text-properties style:text-position="-33% 58%" style:font-name="Times New Roman" fo:font-size="18pt" fo:language="pt" fo:country="BR" fo:font-style="normal" fo:font-weight="bold" style:font-size-asian="18pt" style:font-style-asian="normal" style:font-weight-asian="bold" style:font-name-complex="Times New Roman" style:font-size-complex="18pt" style:font-style-complex="normal"/>
    </style:style>
    <style:style style:name="T7" style:family="text">
      <style:text-properties style:text-position="-33% 58%" style:font-name="Times New Roman" fo:font-size="18pt" fo:language="pt" fo:country="BR" fo:font-style="normal" fo:font-weight="bold" fo:background-color="#ffff00" loext:char-shading-value="0" style:font-size-asian="18pt" style:font-style-asian="normal" style:font-weight-asian="bold" style:font-name-complex="Times New Roman" style:font-size-complex="18pt" style:font-style-complex="normal"/>
    </style:style>
    <style:style style:name="T8" style:family="text">
      <style:text-properties style:text-position="-33% 58%" style:font-name="Times New Roman" fo:font-size="18pt" fo:language="pt" fo:country="BR" fo:font-style="normal" fo:font-weight="bold" fo:background-color="#ffff00" loext:char-shading-value="0" style:font-size-asian="18pt" style:font-style-asian="normal" style:font-weight-asian="bold" style:font-name-complex="Times New Roman" style:font-size-complex="18pt" style:font-style-complex="normal"/>
    </style:style>
    <style:style style:name="T9" style:family="text">
      <style:text-properties style:font-name="Times New Roman2" fo:font-size="12pt" fo:language="pt" fo:country="BR" fo:font-weight="bold" style:font-weight-asian="bold" style:font-name-complex="Times New Roman"/>
    </style:style>
    <style:style style:name="T10" style:family="text">
      <style:text-properties officeooo:rsid="0008ae0c"/>
    </style:style>
    <style:style style:name="T11" style:family="text">
      <style:text-properties officeooo:rsid="0009524a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background-color="#ffff00" loext:char-shading-value="0" style:font-style-asian="normal" style:font-style-complex="normal"/>
    </style:style>
    <style:style style:name="T14" style:family="text">
      <style:text-properties fo:font-style="normal" fo:background-color="#ffff00" loext:char-shading-value="0" style:font-style-asian="normal" style:font-style-complex="normal"/>
    </style:style>
    <style:style style:name="T15" style:family="text">
      <style:text-properties officeooo:rsid="000affa9"/>
    </style:style>
    <style:style style:name="T16" style:family="text">
      <style:text-properties officeooo:rsid="000cf6d1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0e0515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08ae0c" fo:background-color="#ffff00" loext:char-shading-value="0"/>
    </style:style>
    <style:style style:name="T21" style:family="text">
      <style:text-properties officeooo:rsid="0008ae0c" fo:background-color="#ffff00" loext:char-shading-value="0"/>
    </style:style>
    <style:style style:name="T22" style:family="text">
      <style:text-properties officeooo:rsid="0009524a" fo:background-color="#ffff00" loext:char-shading-value="0"/>
    </style:style>
    <style:style style:name="T23" style:family="text">
      <style:text-properties officeooo:rsid="0009524a" fo:background-color="#ffff00" loext:char-shading-value="0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0e14cc"/>
    </style:style>
    <style:style style:name="T26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Universidade de Brasília</text:p>
      <text:p text:style-name="P2"><text:span text:style-name="T9">Introdução à Engenharia Química </text:span><text:span text:style-name="T1">– </text:span><text:span text:style-name="T9">IQD0297</text:span><text:span text:style-name="T1"> </text:span></text:p>
      <text:p text:style-name="P4">Prof. Alexandre Umpierre – <text:span text:style-name="T11">1</text:span>/202<text:span text:style-name="T11">2</text:span> – <text:span text:style-name="T21">30</text:span>/<text:span text:style-name="T21">0</text:span><text:span text:style-name="T23">6</text:span>/2022 – Turma A</text:p>
      <text:p text:style-name="P2"><text:span text:style-name="T2">Avaliação </text:span><text:span text:style-name="T5">A</text:span><text:span text:style-name="T8">1</text:span></text:p>
      <text:p text:style-name="P7"/>
      <text:p text:style-name="P3"><text:span text:style-name="T3">Nome/Matrícula: </text:span><text:span text:style-name="T4">Nome/matrícula</text:span></text:p>
      <text:p text:style-name="P5"/>
      <text:p text:style-name="P6"><text:span text:style-name="T12">Relatório sobre a palestra </text:span><text:span text:style-name="T24">Atuação e Atribuições dos Profissionais da Área da Química</text:span><text:span text:style-name="T12">, ministrada </text:span><text:span text:style-name="T14">pelo Dr. Luciano Figueiredo de Souza</text:span><text:span text:style-name="T12">, em </text:span><text:span text:style-name="T14">30 de junho de 2022</text:span><text:span text:style-name="T12">.</text:span></text:p>
      <text:p text:style-name="P9">Esta avaliação é individual. A constatação de plágio implicará desconsideração da avaliação.</text:p>
      <text:p text:style-name="P9">Não altere nenhuma formatação deste <text:span text:style-name="T17">template</text:span>. A constatação de <text:span text:style-name="T18">qualquer </text:span>alteraç<text:span text:style-name="T18">ão</text:span> implicará desconsideração da avaliação.</text:p>
      <text:p text:style-name="P8"><text:span text:style-name="T16">Substitua o texto</text:span><text:span text:style-name="T15"> </text:span><text:span text:style-name="T16">em </text:span><text:span text:style-name="T15">realce </text:span><text:span text:style-name="T16">com sua resposta e remova o realce</text:span><text:span text:style-name="T15">.</text:span></text:p>
      <text:p text:style-name="P9">Converta este documento para o formato pdf.</text:p>
      <text:p text:style-name="P9">Submeta o pdf para <text:a xlink:type="simple" xlink:href="mailto:aumpierre@unb.br" text:style-name="Internet_20_link" text:visited-style-name="Visited_20_Internet_20_Link">aumpierre@unb.br</text:a>, a partir do email associado a sua matrícula na UnB.</text:p>
      <text:p text:style-name="P9">As avaliações podem ser entregues até <text:span text:style-name="T25">dentro do prazo estipulado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(Usar fonte para texto asiático" svg:font-family="'(Usar fonte para texto asiático', 'Times New Roman'" style:font-family-generic="roman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, Tahoma" style:font-family-generic="swiss" style:font-pitch="variable"/>
    <style:font-face style:name="MS Mincho" svg:font-family="'MS Mincho', 'ＭＳ 明朝'" style:font-family-generic="modern"/>
    <style:font-face style:name="Mangal" svg:font-family="Mangal"/>
    <style:font-face style:name="Mangal1" svg:font-family="Mangal" style:font-family-generic="system" style:font-pitch="variable"/>
    <style:font-face style:name="Nimbus Roman No9 L" svg:font-family="'Nimbus Roman No9 L'" style:font-family-generic="system" style:font-pitch="variable"/>
    <style:font-face style:name="Nimbus Roman No9 L1" svg:font-family="'Nimbus Roman No9 L', 'Times New Roman'" style:font-family-generic="roman" style:font-pitch="variable"/>
    <style:font-face style:name="Nimbus Sans L" svg:font-family="'Nimbus Sans L', Arial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Nimbus Roman No9 L1" fo:font-family="'Nimbus Roman No9 L', 'Times New Roman'" style:font-family-generic="roman" style:font-pitch="variable" fo:font-size="12pt" fo:language="en" fo:country="US" style:letter-kerning="true" style:font-name-asian="DejaVu Sans" style:font-family-asian="'DejaVu Sans', Tahoma" style:font-family-generic-asian="swiss" style:font-pitch-asian="variable" style:font-size-asian="12pt" style:font-name-complex="Nimbus Roman No9 L1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, Tahoma" style:font-family-generic-asian="swiss" style:font-pitch-asian="variable" style:font-size-asian="14pt" style:font-name-complex="DejaVu Sans" style:font-family-complex="'DejaVu Sans', 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058cm" fo:margin-bottom="0.212cm" style:contextual-spacing="false" fo:line-height="150%" fo:orphans="2" fo:widows="2" fo:break-before="page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Heading_20_2" style:display-name="Heading 2" style:family="paragraph" style:parent-style-name="Standard" style:next-style-name="Parágrafo_20_numerado" style:default-outline-level="2" style:class="text">
      <style:paragraph-properties fo:margin-top="0.847cm" fo:margin-bottom="0.212cm" style:contextual-spacing="false" fo:line-height="150%" fo:orphans="2" fo:widows="2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letter-kerning="true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egenda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egenda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, Tahoma" style:font-family-generic-asian="swiss" style:font-pitch-asian="variable" style:font-size-asian="14pt" style:font-name-complex="DejaVu Sans" style:font-family-complex="'DejaVu Sans', 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Legenda2" style:class="extra"/>
    <style:style style:name="Text_20_body_20_justified" style:display-name="Text body justified" style:family="paragraph" style:parent-style-name="Standard"/>
    <style:style style:name="Primeiro_20_recuo_20_de_20_corpo_20_de_20_texto1" style:display-name="Primeiro recuo de corpo de texto1" style:family="paragraph" style:parent-style-name="Text_20_body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944cm" fo:margin-right="0cm" fo:margin-top="0.282cm" fo:margin-bottom="0cm" style:contextual-spacing="false" style:line-height-at-least="0.176cm" fo:orphans="0" fo:widows="0" fo:hyphenation-ladder-count="no-limit" fo:text-indent="0cm" style:auto-text-indent="false" style:text-autospace="none">
        <style:tab-stops>
          <style:tab-stop style:position="4.101cm"/>
          <style:tab-stop style:position="5.371cm"/>
          <style:tab-stop style:position="6.641cm"/>
          <style:tab-stop style:position="7.911cm"/>
          <style:tab-stop style:position="9.181cm"/>
          <style:tab-stop style:position="10.451cm"/>
          <style:tab-stop style:position="11.721cm"/>
          <style:tab-stop style:position="12.991cm"/>
          <style:tab-stop style:position="14.261cm"/>
          <style:tab-stop style:position="15.531cm"/>
          <style:tab-stop style:position="16.801cm"/>
          <style:tab-stop style:position="18.071cm"/>
          <style:tab-stop style:position="19.341cm"/>
          <style:tab-stop style:position="20.611cm"/>
          <style:tab-stop style:position="21.881cm"/>
          <style:tab-stop style:position="23.151cm"/>
          <style:tab-stop style:position="24.421cm"/>
          <style:tab-stop style:position="25.691cm"/>
          <style:tab-stop style:position="26.961cm"/>
          <style:tab-stop style:position="28.231cm"/>
        </style:tab-stops>
      </style:paragraph-properties>
      <style:text-properties fo:color="#000000" loext:opacity="100%" style:font-name="DejaVu Sans" fo:font-family="'DejaVu Sans', Tahoma" style:font-family-generic="swiss" style:font-pitch="variable" fo:font-size="32pt" fo:language="en" fo:country="US" style:font-name-asian="DejaVu Sans" style:font-family-asian="'DejaVu Sans', Tahoma" style:font-family-generic-asian="swiss" style:font-pitch-asian="variable" style:font-size-asian="32pt" style:font-name-complex="DejaVu Sans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Default_7e_LT_7e_Gliederung_20_2" style:display-name="Default~LT~Gliederung 2" style:family="paragraph" style:parent-style-name="Default_7e_LT_7e_Gliederung_20_1">
      <style:paragraph-properties fo:margin-left="2.053cm" fo:margin-right="0cm" fo:margin-top="0.245cm" fo:margin-bottom="0cm" style:contextual-spacing="false" fo:text-indent="0cm" style:auto-text-indent="false">
        <style:tab-stops>
          <style:tab-stop style:position="4.101cm"/>
          <style:tab-stop style:position="5.211cm"/>
          <style:tab-stop style:position="5.371cm"/>
          <style:tab-stop style:position="6.32cm"/>
          <style:tab-stop style:position="6.481cm"/>
          <style:tab-stop style:position="6.641cm"/>
          <style:tab-stop style:position="6.645cm"/>
          <style:tab-stop style:position="7.43cm"/>
          <style:tab-stop style:position="7.59cm"/>
          <style:tab-stop style:position="7.751cm"/>
          <style:tab-stop style:position="7.911cm"/>
          <style:tab-stop style:position="7.915cm"/>
          <style:tab-stop style:position="8.7cm"/>
          <style:tab-stop style:position="8.86cm"/>
          <style:tab-stop style:position="9.021cm"/>
          <style:tab-stop style:position="9.181cm"/>
          <style:tab-stop style:position="9.185cm"/>
          <style:tab-stop style:position="9.97cm"/>
          <style:tab-stop style:position="10.13cm"/>
          <style:tab-stop style:position="10.291cm"/>
          <style:tab-stop style:position="10.451cm"/>
          <style:tab-stop style:position="10.455cm"/>
          <style:tab-stop style:position="11.24cm"/>
          <style:tab-stop style:position="11.4cm"/>
          <style:tab-stop style:position="11.561cm"/>
          <style:tab-stop style:position="11.721cm"/>
          <style:tab-stop style:position="11.725cm"/>
          <style:tab-stop style:position="12.51cm"/>
          <style:tab-stop style:position="12.67cm"/>
          <style:tab-stop style:position="12.831cm"/>
          <style:tab-stop style:position="12.991cm"/>
          <style:tab-stop style:position="12.995cm"/>
          <style:tab-stop style:position="13.78cm"/>
          <style:tab-stop style:position="13.94cm"/>
          <style:tab-stop style:position="14.101cm"/>
          <style:tab-stop style:position="14.261cm"/>
          <style:tab-stop style:position="14.265cm"/>
          <style:tab-stop style:position="15.05cm"/>
          <style:tab-stop style:position="15.21cm"/>
          <style:tab-stop style:position="15.371cm"/>
          <style:tab-stop style:position="15.531cm"/>
          <style:tab-stop style:position="15.535cm"/>
          <style:tab-stop style:position="16.32cm"/>
          <style:tab-stop style:position="16.48cm"/>
          <style:tab-stop style:position="16.641cm"/>
          <style:tab-stop style:position="16.801cm"/>
          <style:tab-stop style:position="16.805cm"/>
          <style:tab-stop style:position="17.59cm"/>
          <style:tab-stop style:position="17.75cm"/>
          <style:tab-stop style:position="17.911cm"/>
          <style:tab-stop style:position="18.071cm"/>
          <style:tab-stop style:position="18.075cm"/>
          <style:tab-stop style:position="18.86cm"/>
          <style:tab-stop style:position="19.02cm"/>
          <style:tab-stop style:position="19.181cm"/>
          <style:tab-stop style:position="19.341cm"/>
          <style:tab-stop style:position="19.345cm"/>
          <style:tab-stop style:position="20.13cm"/>
          <style:tab-stop style:position="20.29cm"/>
          <style:tab-stop style:position="20.451cm"/>
          <style:tab-stop style:position="20.611cm"/>
          <style:tab-stop style:position="20.615cm"/>
          <style:tab-stop style:position="21.4cm"/>
          <style:tab-stop style:position="21.56cm"/>
          <style:tab-stop style:position="21.721cm"/>
          <style:tab-stop style:position="21.881cm"/>
          <style:tab-stop style:position="21.885cm"/>
          <style:tab-stop style:position="22.67cm"/>
          <style:tab-stop style:position="22.83cm"/>
          <style:tab-stop style:position="22.991cm"/>
          <style:tab-stop style:position="23.151cm"/>
          <style:tab-stop style:position="23.155cm"/>
          <style:tab-stop style:position="23.94cm"/>
          <style:tab-stop style:position="24.1cm"/>
          <style:tab-stop style:position="24.261cm"/>
          <style:tab-stop style:position="24.421cm"/>
          <style:tab-stop style:position="24.425cm"/>
          <style:tab-stop style:position="25.21cm"/>
          <style:tab-stop style:position="25.37cm"/>
          <style:tab-stop style:position="25.531cm"/>
          <style:tab-stop style:position="25.691cm"/>
          <style:tab-stop style:position="25.695cm"/>
          <style:tab-stop style:position="26.48cm"/>
          <style:tab-stop style:position="26.64cm"/>
          <style:tab-stop style:position="26.801cm"/>
          <style:tab-stop style:position="26.961cm"/>
          <style:tab-stop style:position="26.965cm"/>
          <style:tab-stop style:position="27.75cm"/>
          <style:tab-stop style:position="27.91cm"/>
          <style:tab-stop style:position="28.071cm"/>
          <style:tab-stop style:position="28.231cm"/>
          <style:tab-stop style:position="28.235cm"/>
          <style:tab-stop style:position="29.02cm"/>
          <style:tab-stop style:position="29.18cm"/>
          <style:tab-stop style:position="29.341cm"/>
          <style:tab-stop style:position="29.505cm"/>
          <style:tab-stop style:position="30.29cm"/>
          <style:tab-stop style:position="30.45cm"/>
          <style:tab-stop style:position="30.775cm"/>
          <style:tab-stop style:position="31.56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style:contextual-spacing="false" fo:text-indent="0cm" style:auto-text-indent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4.445cm" fo:margin-right="0cm" fo:text-indent="0cm" style:auto-text-indent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, Tahoma" style:font-family-generic="swiss" style:font-pitch="variable" fo:font-size="44pt" fo:language="en" fo:country="US" style:font-name-asian="DejaVu Sans" style:font-family-asian="'DejaVu Sans', Tahoma" style:font-family-generic-asian="swiss" style:font-pitch-asian="variable" style:font-size-asian="44pt" style:font-name-complex="DejaVu Sans" style:font-family-complex="'DejaVu Sans', Tahoma" style:font-family-generic-complex="swiss" style:font-pitch-complex="variable" style:font-size-complex="44pt" style:language-complex="ar" style:country-complex="SA" fo:hyphenate="false" fo:hyphenation-remain-char-count="2" fo:hyphenation-push-char-count="2" loext:hyphenation-no-caps="false"/>
    </style:style>
    <style:style style:name="Default_7e_LT_7e_Untertitel" style:display-name="Default~LT~Untertitel" style:family="paragraph">
      <style:paragraph-properties fo:margin-top="0.282cm" fo:margin-bottom="0cm" style:contextual-spacing="false"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, Tahoma" style:font-family-generic="swiss" style:font-pitch="variable" fo:font-size="32pt" fo:language="en" fo:country="US" style:font-name-asian="DejaVu Sans" style:font-family-asian="'DejaVu Sans', Tahoma" style:font-family-generic-asian="swiss" style:font-pitch-asian="variable" style:font-size-asian="32pt" style:font-name-complex="DejaVu Sans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Default_7e_LT_7e_Notizen" style:display-name="Default~LT~Notizen" style:family="paragraph">
      <style:paragraph-properties fo:margin-top="0.159cm" fo:margin-bottom="0cm" style:contextual-spacing="false"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, Tahoma" style:font-family-generic="swiss" style:font-pitch="variable" fo:font-size="12pt" fo:language="en" fo:country="US" style:font-name-asian="DejaVu Sans" style:font-family-asian="'DejaVu Sans', Tahoma" style:font-family-generic-asian="swiss" style:font-pitch-asian="variable" style:font-size-asian="12pt" style:font-name-complex="DejaVu Sans" style:font-family-complex="'DejaVu Sans', 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efault_7e_LT_7e_Hintergrundobjekte" style:display-name="Default~LT~Hintergrundobjekte" style:family="paragraph">
      <style:paragraph-properties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Arial" fo:font-family="Arial" style:font-family-generic="swiss" style:font-pitch="variable" fo:font-size="18pt" fo:language="en" fo:country="US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/>
    </style:style>
    <style:style style:name="Default_7e_LT_7e_Hintergrund" style:display-name="Default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loext:opacity="0%" style:font-name="Nimbus Roman No9 L1" fo:font-family="'Nimbus Roman No9 L', 'Times New Roman'" style:font-family-generic="roman" style:font-pitch="variable" fo:font-size="12pt" fo:language="en" fo:country="US" style:font-name-asian="DejaVu Sans" style:font-family-asian="'DejaVu Sans', Tahoma" style:font-family-generic-asian="swiss" style:font-pitch-asian="variable" style:font-size-asian="12pt" style:font-name-complex="Nimbus Roman No9 L1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W-Title" style:family="paragraph">
      <style:paragraph-properties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, Tahoma" style:font-family-generic="swiss" style:font-pitch="variable" fo:font-size="44pt" fo:language="en" fo:country="US" style:font-name-asian="DejaVu Sans" style:font-family-asian="'DejaVu Sans', Tahoma" style:font-family-generic-asian="swiss" style:font-pitch-asian="variable" style:font-size-asian="44pt" style:font-name-complex="DejaVu Sans" style:font-family-complex="'DejaVu Sans', Tahoma" style:font-family-generic-complex="swiss" style:font-pitch-complex="variable" style:font-size-complex="44pt" style:language-complex="ar" style:country-complex="SA" fo:hyphenate="false" fo:hyphenation-remain-char-count="2" fo:hyphenation-push-char-count="2" loext:hyphenation-no-caps="false"/>
    </style:style>
    <style:style style:name="Background_20_objects" style:display-name="Background objects" style:family="paragraph">
      <style:paragraph-properties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Arial" fo:font-family="Arial" style:font-family-generic="swiss" style:font-pitch="variable" fo:font-size="18pt" fo:language="en" fo:country="US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/>
    </style:style>
    <style:style style:name="Backgro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loext:opacity="0%" style:font-name="Nimbus Roman No9 L1" fo:font-family="'Nimbus Roman No9 L', 'Times New Roman'" style:font-family-generic="roman" style:font-pitch="variable" fo:font-size="12pt" fo:language="en" fo:country="US" style:font-name-asian="DejaVu Sans" style:font-family-asian="'DejaVu Sans', Tahoma" style:font-family-generic-asian="swiss" style:font-pitch-asian="variable" style:font-size-asian="12pt" style:font-name-complex="Nimbus Roman No9 L1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otes" style:family="paragraph">
      <style:paragraph-properties fo:margin-top="0.159cm" fo:margin-bottom="0cm" style:contextual-spacing="false"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, Tahoma" style:font-family-generic="swiss" style:font-pitch="variable" fo:font-size="12pt" fo:language="en" fo:country="US" style:font-name-asian="DejaVu Sans" style:font-family-asian="'DejaVu Sans', Tahoma" style:font-family-generic-asian="swiss" style:font-pitch-asian="variable" style:font-size-asian="12pt" style:font-name-complex="DejaVu Sans" style:font-family-complex="'DejaVu Sans', 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Outline_20_1" style:display-name="Outline 1" style:family="paragraph">
      <style:paragraph-properties fo:margin-left="0.944cm" fo:margin-right="0cm" fo:margin-top="0.282cm" fo:margin-bottom="0cm" style:contextual-spacing="false" style:line-height-at-least="0.176cm" fo:orphans="0" fo:widows="0" fo:hyphenation-ladder-count="no-limit" fo:text-indent="0cm" style:auto-text-indent="false" style:text-autospace="none">
        <style:tab-stops>
          <style:tab-stop style:position="4.101cm"/>
          <style:tab-stop style:position="5.371cm"/>
          <style:tab-stop style:position="6.641cm"/>
          <style:tab-stop style:position="7.911cm"/>
          <style:tab-stop style:position="9.181cm"/>
          <style:tab-stop style:position="10.451cm"/>
          <style:tab-stop style:position="11.721cm"/>
          <style:tab-stop style:position="12.991cm"/>
          <style:tab-stop style:position="14.261cm"/>
          <style:tab-stop style:position="15.531cm"/>
          <style:tab-stop style:position="16.801cm"/>
          <style:tab-stop style:position="18.071cm"/>
          <style:tab-stop style:position="19.341cm"/>
          <style:tab-stop style:position="20.611cm"/>
          <style:tab-stop style:position="21.881cm"/>
          <style:tab-stop style:position="23.151cm"/>
          <style:tab-stop style:position="24.421cm"/>
          <style:tab-stop style:position="25.691cm"/>
          <style:tab-stop style:position="26.961cm"/>
          <style:tab-stop style:position="28.231cm"/>
        </style:tab-stops>
      </style:paragraph-properties>
      <style:text-properties fo:color="#000000" loext:opacity="100%" style:font-name="DejaVu Sans" fo:font-family="'DejaVu Sans', Tahoma" style:font-family-generic="swiss" style:font-pitch="variable" fo:font-size="32pt" fo:language="en" fo:country="US" style:font-name-asian="DejaVu Sans" style:font-family-asian="'DejaVu Sans', Tahoma" style:font-family-generic-asian="swiss" style:font-pitch-asian="variable" style:font-size-asian="32pt" style:font-name-complex="DejaVu Sans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Outline_20_2" style:display-name="Outline 2" style:family="paragraph" style:parent-style-name="Outline_20_1">
      <style:paragraph-properties fo:margin-left="2.053cm" fo:margin-right="0cm" fo:margin-top="0.245cm" fo:margin-bottom="0cm" style:contextual-spacing="false" fo:text-indent="0cm" style:auto-text-indent="false">
        <style:tab-stops>
          <style:tab-stop style:position="4.101cm"/>
          <style:tab-stop style:position="5.211cm"/>
          <style:tab-stop style:position="5.371cm"/>
          <style:tab-stop style:position="6.32cm"/>
          <style:tab-stop style:position="6.481cm"/>
          <style:tab-stop style:position="6.641cm"/>
          <style:tab-stop style:position="6.645cm"/>
          <style:tab-stop style:position="7.43cm"/>
          <style:tab-stop style:position="7.59cm"/>
          <style:tab-stop style:position="7.751cm"/>
          <style:tab-stop style:position="7.911cm"/>
          <style:tab-stop style:position="7.915cm"/>
          <style:tab-stop style:position="8.7cm"/>
          <style:tab-stop style:position="8.86cm"/>
          <style:tab-stop style:position="9.021cm"/>
          <style:tab-stop style:position="9.181cm"/>
          <style:tab-stop style:position="9.185cm"/>
          <style:tab-stop style:position="9.97cm"/>
          <style:tab-stop style:position="10.13cm"/>
          <style:tab-stop style:position="10.291cm"/>
          <style:tab-stop style:position="10.451cm"/>
          <style:tab-stop style:position="10.455cm"/>
          <style:tab-stop style:position="11.24cm"/>
          <style:tab-stop style:position="11.4cm"/>
          <style:tab-stop style:position="11.561cm"/>
          <style:tab-stop style:position="11.721cm"/>
          <style:tab-stop style:position="11.725cm"/>
          <style:tab-stop style:position="12.51cm"/>
          <style:tab-stop style:position="12.67cm"/>
          <style:tab-stop style:position="12.831cm"/>
          <style:tab-stop style:position="12.991cm"/>
          <style:tab-stop style:position="12.995cm"/>
          <style:tab-stop style:position="13.78cm"/>
          <style:tab-stop style:position="13.94cm"/>
          <style:tab-stop style:position="14.101cm"/>
          <style:tab-stop style:position="14.261cm"/>
          <style:tab-stop style:position="14.265cm"/>
          <style:tab-stop style:position="15.05cm"/>
          <style:tab-stop style:position="15.21cm"/>
          <style:tab-stop style:position="15.371cm"/>
          <style:tab-stop style:position="15.531cm"/>
          <style:tab-stop style:position="15.535cm"/>
          <style:tab-stop style:position="16.32cm"/>
          <style:tab-stop style:position="16.48cm"/>
          <style:tab-stop style:position="16.641cm"/>
          <style:tab-stop style:position="16.801cm"/>
          <style:tab-stop style:position="16.805cm"/>
          <style:tab-stop style:position="17.59cm"/>
          <style:tab-stop style:position="17.75cm"/>
          <style:tab-stop style:position="17.911cm"/>
          <style:tab-stop style:position="18.071cm"/>
          <style:tab-stop style:position="18.075cm"/>
          <style:tab-stop style:position="18.86cm"/>
          <style:tab-stop style:position="19.02cm"/>
          <style:tab-stop style:position="19.181cm"/>
          <style:tab-stop style:position="19.341cm"/>
          <style:tab-stop style:position="19.345cm"/>
          <style:tab-stop style:position="20.13cm"/>
          <style:tab-stop style:position="20.29cm"/>
          <style:tab-stop style:position="20.451cm"/>
          <style:tab-stop style:position="20.611cm"/>
          <style:tab-stop style:position="20.615cm"/>
          <style:tab-stop style:position="21.4cm"/>
          <style:tab-stop style:position="21.56cm"/>
          <style:tab-stop style:position="21.721cm"/>
          <style:tab-stop style:position="21.881cm"/>
          <style:tab-stop style:position="21.885cm"/>
          <style:tab-stop style:position="22.67cm"/>
          <style:tab-stop style:position="22.83cm"/>
          <style:tab-stop style:position="22.991cm"/>
          <style:tab-stop style:position="23.151cm"/>
          <style:tab-stop style:position="23.155cm"/>
          <style:tab-stop style:position="23.94cm"/>
          <style:tab-stop style:position="24.1cm"/>
          <style:tab-stop style:position="24.261cm"/>
          <style:tab-stop style:position="24.421cm"/>
          <style:tab-stop style:position="24.425cm"/>
          <style:tab-stop style:position="25.21cm"/>
          <style:tab-stop style:position="25.37cm"/>
          <style:tab-stop style:position="25.531cm"/>
          <style:tab-stop style:position="25.691cm"/>
          <style:tab-stop style:position="25.695cm"/>
          <style:tab-stop style:position="26.48cm"/>
          <style:tab-stop style:position="26.64cm"/>
          <style:tab-stop style:position="26.801cm"/>
          <style:tab-stop style:position="26.961cm"/>
          <style:tab-stop style:position="26.965cm"/>
          <style:tab-stop style:position="27.75cm"/>
          <style:tab-stop style:position="27.91cm"/>
          <style:tab-stop style:position="28.071cm"/>
          <style:tab-stop style:position="28.231cm"/>
          <style:tab-stop style:position="28.235cm"/>
          <style:tab-stop style:position="29.02cm"/>
          <style:tab-stop style:position="29.18cm"/>
          <style:tab-stop style:position="29.341cm"/>
          <style:tab-stop style:position="29.505cm"/>
          <style:tab-stop style:position="30.29cm"/>
          <style:tab-stop style:position="30.45cm"/>
          <style:tab-stop style:position="30.775cm"/>
          <style:tab-stop style:position="31.56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style:contextual-spacing="false" fo:text-indent="0cm" style:auto-text-indent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4.445cm" fo:margin-right="0cm" fo:text-indent="0cm" style:auto-text-indent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numerado" style:display-name="Parágrafo numerado" style:family="paragraph" style:parent-style-name="Standard" style:next-style-name="Standard" style:default-outline-level="1" style:list-style-name="WW8Num7">
      <style:paragraph-properties fo:margin-top="1.27cm" fo:margin-bottom="0.21cm" style:contextual-spacing="false" fo:line-height="150%" fo:orphans="2" fo:widows="2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letter-kerning="true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/>
    </style:style>
    <style:style style:name="Legenda_20_de_20_figura" style:display-name="Legenda de figura" style:family="paragraph" style:parent-style-name="Standard" style:next-style-name="Standard" style:default-outline-level="4" style:list-style-name="WW8Num7">
      <style:paragraph-properties fo:margin-top="0cm" fo:margin-bottom="0.423cm" style:contextual-spacing="false" fo:line-height="150%" fo:text-align="center" style:justify-single-word="false" fo:keep-together="always" fo:orphans="2" fo:widows="2" style:text-autospace="none"/>
      <style:text-properties style:font-name="(Usar fonte para texto asiático" fo:font-family="'(Usar fonte para texto asiático', 'Times New Roman'" style:font-family-generic="roman" fo:language="pt" fo:country="BR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Equação_20_numerada" style:display-name="Equação numerada" style:family="paragraph" style:parent-style-name="Standard" style:next-style-name="Standard" style:default-outline-level="2" style:list-style-name="WW8Num7">
      <style:paragraph-properties fo:margin-top="0.212cm" fo:margin-bottom="0.212cm" style:contextual-spacing="false" fo:line-height="150%" fo:orphans="2" fo:widows="2" style:text-autospace="none">
        <style:tab-stops>
          <style:tab-stop style:position="7.502cm" style:type="center"/>
        </style:tab-stops>
      </style:paragraph-properties>
      <style:text-properties style:font-name="(Usar fonte para texto asiático" fo:font-family="'(Usar fonte para texto asiático', 'Times New Roman'" style:font-family-generic="roman" fo:language="pt" fo:country="BR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Referência" style:family="paragraph" style:parent-style-name="Standard" style:default-outline-level="6" style:list-style-name="WW8Num7">
      <style:paragraph-properties fo:margin-top="0.212cm" fo:margin-bottom="0cm" style:contextual-spacing="false" fo:line-height="150%" fo:orphans="2" fo:widows="2" style:text-autospace="none">
        <style:tab-stops>
          <style:tab-stop style:position="1.27cm"/>
        </style:tab-stops>
      </style:paragraph-properties>
      <style:text-properties style:font-name="(Usar fonte para texto asiático" fo:font-family="'(Usar fonte para texto asiático', 'Times New Roman'" style:font-family-generic="roman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Legenda_20_de_20_tabela" style:display-name="Legenda de tabela" style:family="paragraph" style:parent-style-name="Legenda_20_de_20_figura" style:next-style-name="Standard" style:default-outline-level="3" style:list-style-name="WW8Num7">
      <style:paragraph-properties fo:margin-top="0.847cm" fo:margin-bottom="0cm" style:contextual-spacing="false" fo:keep-with-next="always" text:number-lines="false" text:line-number="0"/>
    </style:style>
    <style:style style:name="Equação_20_sem_20_número" style:display-name="Equação sem número" style:family="paragraph" style:parent-style-name="Equação_20_numerada" style:next-style-name="Standard" style:list-style-name="">
      <style:paragraph-properties fo:margin-left="0cm" fo:margin-right="0cm" fo:keep-together="always" fo:text-indent="0cm" style:auto-text-indent="false"/>
      <style:text-properties fo:language="en" fo:country="US"/>
    </style:style>
    <style:style style:name="Parágrafo_20_da_20_Lista" style:display-name="Parágrafo da Lista" style:family="paragraph" style:parent-style-name="Standard">
      <style:paragraph-properties fo:margin-left="1.27cm" fo:margin-right="0cm" fo:line-height="150%" fo:orphans="2" fo:widows="2" fo:hyphenation-ladder-count="no-limit" fo:text-indent="1.251cm" style:auto-text-indent="false"/>
      <style:text-properties style:font-name="Times New Roman" fo:font-family="'Times New Roman'" style:font-family-generic="roman" style:font-pitch="variable" fo:language="pt" fo:country="BR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true" fo:hyphenation-remain-char-count="2" fo:hyphenation-push-char-count="2" loext:hyphenation-no-caps="false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Nimbus Roman No9 L" style:font-family-asian="'Nimbus Roman No9 L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style="normal" fo:font-weight="bold" style:font-style-asian="normal" style:font-weight-asian="bold"/>
    </style:style>
    <style:style style:name="WW8Num7z5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Default_20_Paragraph_20_Font" style:display-name="WW-Default Paragraph Font" style:family="text"/>
    <style:style style:name="Numbering_20_Symbols" style:display-name="Numbering Symbols" style:family="text"/>
    <style:style style:name="Page_20_Number" style:display-name="Page Number" style:family="text" style:parent-style-name="WW-Fonte_20_parág._20_padrão"/>
    <style:style style:name="Título_20_1_20_Char" style:display-name="Título 1 Char" style:family="text">
      <style:text-properties style:font-name="(Usar fonte para texto asiático" fo:font-family="'(Usar fonte para texto asiático', 'Times New Roman'" style:font-family-generic="roman" fo:font-size="12pt" fo:language="pt" fo:country="BR" fo:font-weight="bold" style:letter-kerning="true" style:font-size-asian="12pt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Título_20_2_20_Char" style:display-name="Título 2 Char" style:family="text">
      <style:text-properties style:font-name="(Usar fonte para texto asiático" fo:font-family="'(Usar fonte para texto asiático', 'Times New Roman'" style:font-family-generic="roman" fo:font-size="12pt" fo:language="pt" fo:country="BR" fo:font-weight="bold" style:font-size-asian="12pt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7z0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7z0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7z0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7z0" loext:num-list-format="§%3%" style:num-prefix="§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7z0" loext:num-list-format="Figura %3%.%4%" style:num-prefix="Figura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7z0" loext:num-list-format="Tabela %4%.%5%" style:num-prefix="Tabela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7z5" loext:num-list-format="(%5%.%6%)" style:num-prefix="(" style:num-suffix=")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7z5" loext:num-list-format="[%6%.%7%]" style:num-prefix="[" style:num-suffix="]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7z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7z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1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xandre Umpierre</meta:initial-creator>
    <meta:creation-date>2020-09-26T09:39:00</meta:creation-date>
    <dc:date>2022-07-16T09:07:30.699000000</dc:date>
    <meta:print-date>2013-05-22T08:28:00</meta:print-date>
    <meta:editing-cycles>30</meta:editing-cycles>
    <meta:editing-duration>PT8H59M37S</meta:editing-duration>
    <meta:generator>LibreOffice/7.3.0.3$Windows_X86_64 LibreOffice_project/0f246aa12d0eee4a0f7adcefbf7c878fc2238db3</meta:generator>
    <meta:document-statistic meta:table-count="0" meta:image-count="0" meta:object-count="0" meta:page-count="1" meta:paragraph-count="13" meta:word-count="117" meta:character-count="796" meta:non-whitespace-character-count="687"/>
  </office:meta>
</office:document-meta>
</file>